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paragraph-properties style:writing-mode="lr-tb"/>
    </style:style>
    <style:style style:name="gr2"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 style:family="graphic" style:parent-style-name="standard">
      <style:graphic-properties draw:textarea-horizontal-align="justify" draw:textarea-vertical-align="middle" draw:auto-grow-height="false" fo:min-height="0.75cm" fo:min-width="18.2cm"/>
      <style:paragraph-properties style:writing-mode="lr-tb"/>
    </style:style>
    <style:style style:name="gr4"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style:paragraph-properties style:writing-mode="lr-tb"/>
    </style:style>
    <style:style style:name="gr5"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paragraph-properties style:writing-mode="lr-tb"/>
    </style:style>
    <style:style style:name="gr6"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style:paragraph-properties style:writing-mode="lr-tb"/>
    </style:style>
    <style:style style:name="gr8" style:family="graphic" style:parent-style-name="standard">
      <style:graphic-properties draw:textarea-horizontal-align="justify" draw:textarea-vertical-align="middle" draw:auto-grow-height="false" fo:min-height="0.75cm" fo:min-width="6.2cm"/>
      <style:paragraph-properties style:writing-mode="lr-tb"/>
    </style:style>
    <style:style style:name="gr9"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style:paragraph-properties style:writing-mode="lr-tb"/>
    </style:style>
    <style:style style:name="gr10"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paragraph-properties style:writing-mode="lr-tb"/>
    </style:style>
    <style:style style:name="gr11"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style:paragraph-properties style:writing-mode="lr-tb"/>
    </style:style>
    <style:style style:name="gr1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4.346cm" fo:padding-top="0.102cm" fo:padding-bottom="0.102cm" fo:padding-left="0.227cm" fo:padding-right="0.227cm" fo:wrap-option="wrap" draw:shadow="hidden" draw:shadow-offset-x="0.2cm" draw:shadow-offset-y="0.2cm" draw:shadow-color="#808080"/>
      <style:paragraph-properties style:writing-mode="lr-tb"/>
    </style:style>
    <style:style style:name="gr14"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5"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style:paragraph-properties style:writing-mode="lr-tb"/>
    </style:style>
    <style:style style:name="gr16"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style:paragraph-properties style:writing-mode="lr-tb"/>
    </style:style>
    <style:style style:name="gr17" style:family="graphic" style:parent-style-name="standard">
      <style:graphic-properties draw:fill="none" draw:textarea-horizontal-align="justify" draw:textarea-vertical-align="middle" draw:auto-grow-height="false" fo:min-height="0.174cm" fo:min-width="1.34cm"/>
      <style:paragraph-properties style:writing-mode="lr-tb"/>
    </style:style>
    <style:style style:name="gr18" style:family="graphic" style:parent-style-name="standard">
      <style:graphic-properties draw:stroke="none" svg:stroke-color="#000000" draw:fill="none" draw:fill-color="#ffffff" fo:min-height="0.35cm"/>
      <style:paragraph-properties style:writing-mode="lr-tb"/>
    </style:style>
    <style:style style:name="gr19"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paragraph-properties style:writing-mode="lr-tb"/>
    </style:style>
    <style:style style:name="gr20"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paragraph-properties style:writing-mode="lr-tb"/>
    </style:style>
    <style:style style:name="gr22"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paragraph-properties style:writing-mode="lr-tb"/>
    </style:style>
    <style:style style:name="gr24"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5"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style:paragraph-properties style:writing-mode="lr-tb"/>
    </style:style>
    <style:style style:name="gr26"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style:paragraph-properties style:writing-mode="lr-tb"/>
    </style:style>
    <style:style style:name="gr27"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style:paragraph-properties style:writing-mode="lr-tb"/>
    </style:style>
    <style:style style:name="gr28"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style:style>
    <style:style style:name="gr29"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style:style>
    <style:style style:name="gr30"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style:paragraph-properties style:writing-mode="lr-tb"/>
    </style:style>
    <style:style style:name="gr31" style:family="graphic" style:parent-style-name="standard">
      <style:graphic-properties draw:stroke="none" svg:stroke-color="#000000" draw:fill="none" draw:fill-color="#ffffff" fo:min-height="0.75cm"/>
      <style:paragraph-properties style:writing-mode="lr-tb"/>
    </style:style>
    <style:style style:name="gr32" style:family="graphic" style:parent-style-name="standard">
      <style:graphic-properties draw:stroke="dash" draw:stroke-dash="Long_20_Dash" svg:stroke-width="0.053cm" draw:marker-start-width="0.279cm" draw:marker-end-width="0.279cm" draw:fill="none" draw:textarea-horizontal-align="justify" draw:textarea-vertical-align="middle" draw:auto-grow-height="false" fo:min-height="3.76cm" fo:min-width="9.51cm" fo:padding-top="0.151cm" fo:padding-bottom="0.151cm" fo:padding-left="0.276cm" fo:padding-right="0.276cm"/>
    </style:style>
    <style:style style:name="gr33" style:family="graphic" style:parent-style-name="standard">
      <style:graphic-properties draw:textarea-horizontal-align="justify" draw:textarea-vertical-align="middle" draw:auto-grow-height="false" fo:min-height="0.744cm" fo:min-width="3.894cm"/>
      <style:paragraph-properties style:writing-mode="lr-tb"/>
    </style:style>
    <style:style style:name="gr3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paragraph-properties style:writing-mode="lr-tb"/>
    </style:style>
    <style:style style:name="gr35"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style:style>
    <style:style style:name="gr37"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style:paragraph-properties style:writing-mode="lr-tb"/>
    </style:style>
    <style:style style:name="gr38" style:family="graphic" style:parent-style-name="standard">
      <style:graphic-properties draw:stroke="none" svg:stroke-color="#000000" draw:fill="none" draw:fill-color="#ffffff" fo:min-height="0.513cm"/>
      <style:paragraph-properties style:writing-mode="lr-tb"/>
    </style:style>
    <style:style style:name="gr39" style:family="graphic" style:parent-style-name="standard">
      <style:graphic-properties draw:stroke="none" svg:stroke-color="#000000" draw:fill="none" draw:fill-color="#ffffff" fo:min-height="0.95cm"/>
      <style:paragraph-properties style:writing-mode="lr-tb"/>
    </style:style>
    <style:style style:name="gr40"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style:style>
    <style:style style:name="gr41"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 style:family="paragraph">
      <style:paragraph-properties fo:text-align="center"/>
    </style:style>
    <style:style style:name="P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none"/>
      <style:paragraph-properties fo:text-align="center"/>
      <style:text-properties fo:font-size="12pt" style:font-size-asian="12pt" style:font-size-complex="12pt"/>
    </style:style>
    <style:style style:name="P9" style:family="paragraph">
      <loext:graphic-properties draw:fill="none" draw:fill-color="#ffffff"/>
      <style:text-properties fo:font-size="10pt" style:font-size-asian="10pt" style:font-size-complex="10pt"/>
    </style:style>
    <style:style style:name="P10" style:family="paragraph">
      <style:paragraph-properties fo:margin-left="0cm" fo:margin-right="0cm" fo:margin-top="0cm" fo:margin-bottom="0cm" fo:line-height="100%" fo:text-align="center" fo:text-indent="0cm" style:writing-mode="lr-tb"/>
    </style:style>
    <style:style style:name="P11" style:family="paragraph">
      <loext:graphic-properties draw:fill="none" draw:fill-color="#ffffff"/>
      <style:text-properties fo:font-size="13pt" style:font-size-asian="13pt" style:font-size-complex="13pt"/>
    </style:style>
    <style:style style:name="P12" style:family="paragraph">
      <loext:graphic-properties draw:fill="none"/>
      <style:paragraph-properties fo:text-align="center"/>
    </style:style>
    <style:style style:name="P13" style:family="paragraph">
      <loext:graphic-properties draw:fill="none" draw:fill-color="#ffffff"/>
    </style:style>
    <style:style style:name="T1" style:family="text">
      <style:text-properties fo:font-variant="normal" fo:text-transform="none" style:use-window-font-color="true" style:text-outline="false" style:text-line-through-style="none" style:text-line-through-type="none" style:font-name="Liberation Sans1" fo:font-size="12pt" fo:language="zxx" fo:country="none"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fo:font-variant="normal" fo:text-transform="none" style:use-window-font-color="true"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ard">
        <draw:g xml:id="id2" draw:id="id2">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 draw:text-style-name="P2" xml:id="id1" draw:id="id1" draw:layer="layout" svg:width="3.75cm" svg:height="2cm" svg:x="2.35cm" svg:y="2.2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Spotify App</text:span></text:p>
            <draw:enhanced-geometry svg:viewBox="0 0 21600 21600" draw:type="rectangle" draw:enhanced-path="M 0 0 L 21600 0 21600 21600 0 21600 0 0 Z N"/>
          </draw:custom-shape>
          <draw:connector draw:style-name="gr2" draw:text-style-name="P3" draw:layer="layout" draw:type="line" svg:x1="5.63cm" svg:y1="2.477cm" svg:x2="5.63cm" svg:y2="2.727cm" draw:start-shape="id1" draw:start-glue-point="16" draw:end-shape="id1" draw:end-glue-point="17" svg:d="M5630 2477v250" svg:viewBox="0 0 1 251">
            <text:p/>
          </draw:connector>
        </draw:g>
        <draw:custom-shape draw:style-name="gr3" draw:text-style-name="P4" xml:id="id3" draw:id="id3" draw:layer="layout" svg:width="18.7cm" svg:height="1cm" svg:x="1cm" svg:y="5.6cm">
          <draw:glue-point draw:id="4" svg:x="-3.877cm" svg:y="-4cm"/>
          <draw:glue-point draw:id="5" svg:x="-3.823cm" svg:y="-5cm"/>
          <draw:glue-point draw:id="6" svg:x="-1.042cm" svg:y="-5cm"/>
          <text:p text:style-name="P4">Network</text:p>
          <draw:enhanced-geometry svg:viewBox="0 0 21600 21600" draw:mirror-horizontal="false" draw:mirror-vertical="false" draw:type="rectangle" draw:enhanced-path="M 0 0 L 21600 0 21600 21600 0 21600 0 0 Z N"/>
        </draw:custom-shape>
        <draw:connector draw:style-name="gr4" draw:text-style-name="P5" draw:layer="layout" draw:type="line" svg:x1="3.1cm" svg:y1="4.2cm" svg:x2="3.101cm" svg:y2="5.7cm" draw:start-shape="id2" draw:start-glue-point="10" draw:end-shape="id3" draw:end-glue-point="4" svg:d="M3100 4200l1 1500" svg:viewBox="0 0 2 1501">
          <text:p/>
        </draw:connector>
        <draw:g xml:id="id5" draw:id="id5">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282cm" svg:y="-0.425cm"/>
          <draw:glue-point draw:id="17" svg:x="0.25cm" svg:y="1.075cm"/>
          <draw:glue-point draw:id="18" svg:x="2.917cm" svg:y="1.575cm"/>
          <draw:glue-point draw:id="19" svg:x="0.25cm" svg:y="0.075cm"/>
          <draw:glue-point draw:id="20" svg:x="0.733cm" svg:y="-1cm"/>
          <draw:custom-shape draw:style-name="gr5" draw:text-style-name="P2" xml:id="id4" draw:id="id4" draw:layer="layout" svg:width="3.75cm" svg:height="2cm" svg:x="2.15cm" svg:y="8.7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Librespot</text:span></text:p>
            <draw:enhanced-geometry svg:viewBox="0 0 21600 21600" draw:type="rectangle" draw:enhanced-path="M 0 0 L 21600 0 21600 21600 0 21600 0 0 Z N"/>
          </draw:custom-shape>
          <draw:connector draw:style-name="gr6" draw:text-style-name="P3" draw:layer="layout" draw:type="line" svg:x1="5.43cm" svg:y1="8.977cm" svg:x2="5.43cm" svg:y2="9.227cm" draw:start-shape="id4" draw:start-glue-point="16" draw:end-shape="id4" draw:end-glue-point="17" svg:d="M5430 8977v250" svg:viewBox="0 0 1 251">
            <text:p/>
          </draw:connector>
        </draw:g>
        <draw:connector draw:style-name="gr7" draw:text-style-name="P7" draw:layer="layout" draw:type="line" svg:x1="2.9cm" svg:y1="8.7cm" svg:x2="3.101cm" svg:y2="5.7cm" draw:start-shape="id5" draw:start-glue-point="7" draw:end-shape="id3" draw:end-glue-point="4" svg:d="M2900 8700l201-3000" svg:viewBox="0 0 202 3001">
          <text:p text:style-name="P6"><text:span text:style-name="T2">Spotify-connect._tcp</text:span></text:p>
        </draw:connector>
        <draw:custom-shape draw:style-name="gr8" draw:text-style-name="P4" xml:id="id6" draw:id="id6" draw:layer="layout" svg:width="6.7cm" svg:height="1cm" svg:x="1.1cm" svg:y="12.3cm">
          <draw:glue-point draw:id="4" svg:x="-4.226cm" svg:y="-5.01cm"/>
          <draw:glue-point draw:id="5" svg:x="-3.208cm" svg:y="-5cm"/>
          <draw:glue-point draw:id="6" svg:x="-1.268cm" svg:y="-5cm"/>
          <draw:glue-point draw:id="7" svg:x="2.462cm" svg:y="-5cm"/>
          <text:p text:style-name="P4">Network</text:p>
          <draw:enhanced-geometry svg:viewBox="0 0 21600 21600" draw:mirror-horizontal="false" draw:mirror-vertical="false" draw:type="rectangle" draw:enhanced-path="M 0 0 L 21600 0 21600 21600 0 21600 0 0 Z N"/>
        </draw:custom-shape>
        <draw:connector draw:style-name="gr9" draw:text-style-name="P5" draw:layer="layout" draw:type="line" svg:x1="2.9cm" svg:y1="10.7cm" svg:x2="2.301cm" svg:y2="12.3cm" draw:start-shape="id5" draw:start-glue-point="10" draw:end-shape="id6" draw:end-glue-point="5" svg:d="M2900 10700l-599 1600" svg:viewBox="0 0 600 1601">
          <text:p text:style-name="P10"><text:span text:style-name="T6"/></text:p>
        </draw:connector>
        <draw:g xml:id="id8" draw:id="id8">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0" draw:text-style-name="P2" xml:id="id7" draw:id="id7" draw:layer="layout" svg:width="3.75cm" svg:height="2cm" svg:x="1.85cm" svg:y="15.1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Spotify Music Server</text:span></text:p>
            <draw:enhanced-geometry svg:viewBox="0 0 21600 21600" draw:type="rectangle" draw:enhanced-path="M 0 0 L 21600 0 21600 21600 0 21600 0 0 Z N"/>
          </draw:custom-shape>
          <draw:connector draw:style-name="gr11" draw:text-style-name="P3" draw:layer="layout" draw:type="line" svg:x1="5.13cm" svg:y1="15.377cm" svg:x2="5.13cm" svg:y2="15.627cm" draw:start-shape="id7" draw:start-glue-point="16" draw:end-shape="id7" draw:end-glue-point="17" svg:d="M5130 15377v250" svg:viewBox="0 0 1 251">
            <text:p/>
          </draw:connector>
        </draw:g>
        <draw:connector draw:style-name="gr12" draw:text-style-name="P7" draw:layer="layout" draw:line-skew="0.313cm -6.001cm 1.301cm" svg:x1="2.6cm" svg:y1="15.1cm" svg:x2="2.301cm" svg:y2="12.3cm" draw:start-shape="id8" draw:start-glue-point="7" draw:end-shape="id6" draw:end-glue-point="5" svg:d="M2600 15100v-600h-300v-1400h1v-800" svg:viewBox="0 0 301 2801">
          <text:p text:style-name="P6"><text:s text:c="12"/>Playlist</text:p>
        </draw:connector>
        <draw:g xml:id="id10" draw:id="id10">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3" draw:text-style-name="P2" xml:id="id9" draw:id="id9" draw:layer="layout" svg:width="4.8cm" svg:height="2cm" svg:x="7.6cm" svg:y="8.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avahi-daemon</text:span></text:p>
            <draw:enhanced-geometry svg:viewBox="0 0 21600 21600" draw:type="rectangle" draw:enhanced-path="M 0 0 L 21600 0 21600 21600 0 21600 0 0 Z N"/>
          </draw:custom-shape>
          <draw:connector draw:style-name="gr14" draw:text-style-name="P3" draw:layer="layout" draw:type="line" svg:x1="11.93cm" svg:y1="8.877cm" svg:x2="11.93cm" svg:y2="9.127cm" draw:start-shape="id9" draw:start-glue-point="16" draw:end-shape="id9" draw:end-glue-point="17" svg:d="M11930 8877v250" svg:viewBox="0 0 1 251">
            <text:p/>
          </draw:connector>
        </draw:g>
        <draw:connector draw:style-name="gr15" draw:text-style-name="P5" draw:layer="layout" draw:type="line" svg:x1="5.35cm" svg:y1="4.2cm" svg:x2="8.402cm" svg:y2="5.6cm" draw:start-shape="id2" draw:start-glue-point="13" draw:end-shape="id3" draw:end-glue-point="6" svg:d="M5350 4200l3052 1400" svg:viewBox="0 0 3053 1401">
          <text:p text:style-name="P10"><text:span text:style-name="T6"/></text:p>
        </draw:connector>
        <draw:connector draw:style-name="gr16" draw:text-style-name="P7" draw:layer="layout" draw:line-skew="0.413cm -11.801cm 2.301cm" svg:x1="9.52cm" svg:y1="8.6cm" svg:x2="8.402cm" svg:y2="5.6cm" draw:start-shape="id10" draw:start-glue-point="6" draw:end-shape="id3" draw:end-glue-point="6" svg:d="M9520 8600v-600h-1120v-600h2v-1800" svg:viewBox="0 0 1121 3001">
          <text:p text:style-name="P6">MDNS</text:p>
          <text:p text:style-name="P6">Discovery</text:p>
        </draw:connector>
        <draw:custom-shape draw:style-name="gr17" draw:text-style-name="P8" draw:layer="layout" svg:width="2.6cm" svg:height="0.6cm" svg:x="8.7cm" svg:y="9.9cm">
          <text:p text:style-name="P4"><text:span text:style-name="T3">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2.6cm" svg:height="0.6cm" svg:x="2.6cm" svg:y="10cm">
          <text:p text:style-name="P4"><text:span text:style-name="T3">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9" draw:layer="layout" svg:width="3.7cm" svg:height="0.645cm" svg:x="7.6cm" svg:y="8.7cm">
          <draw:text-box>
            <text:p><text:span text:style-name="T4">[Oradio-luidspreker]</text:span></text:p>
          </draw:text-box>
        </draw:frame>
        <draw:g xml:id="id21" draw:id="id21">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9" draw:text-style-name="P2" xml:id="id11" draw:id="id11" draw:layer="layout" svg:width="3.75cm" svg:height="2cm" svg:x="8.011cm" svg:y="15.012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Librespot event handler</text:span></text:p>
            <draw:enhanced-geometry svg:viewBox="0 0 21600 21600" draw:type="rectangle" draw:enhanced-path="M 0 0 L 21600 0 21600 21600 0 21600 0 0 Z N"/>
          </draw:custom-shape>
          <draw:connector draw:style-name="gr20" draw:text-style-name="P3" draw:layer="layout" draw:type="line" svg:x1="11.291cm" svg:y1="15.289cm" svg:x2="11.291cm" svg:y2="15.539cm" draw:start-shape="id11" draw:start-glue-point="16" draw:end-shape="id11" draw:end-glue-point="17" svg:d="M11291 15289v250" svg:viewBox="0 0 1 251">
            <text:p/>
          </draw:connector>
        </draw:g>
        <draw:custom-shape draw:style-name="gr21" draw:text-style-name="P2" xml:id="id12" draw:id="id12" draw:layer="layout" svg:width="3.75cm" svg:height="2cm" svg:x="13.55cm" svg:y="1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5">Alsa-sound</text:span></text:p>
          <draw:enhanced-geometry svg:viewBox="0 0 21600 21600" draw:type="rectangle" draw:enhanced-path="M 0 0 L 21600 0 21600 21600 0 21600 0 0 Z N"/>
        </draw:custom-shape>
        <draw:connector draw:style-name="gr22" draw:text-style-name="P3" draw:layer="layout" draw:type="line" svg:x1="16.83cm" svg:y1="15.277cm" svg:x2="16.83cm" svg:y2="15.527cm" draw:start-shape="id12" draw:start-glue-point="16" draw:end-shape="id12" draw:end-glue-point="17" svg:d="M16830 15277v250" svg:viewBox="0 0 1 251">
          <text:p/>
        </draw:connector>
        <draw:g xml:id="id15" draw:id="id15">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23" draw:text-style-name="P2" xml:id="id13" draw:id="id13" draw:layer="layout" svg:width="3.75cm" svg:height="2cm" svg:x="13.564cm" svg:y="18.772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5">RPI-sound</text:span></text:p>
            <draw:enhanced-geometry svg:viewBox="0 0 21600 21600" draw:type="rectangle" draw:enhanced-path="M 0 0 L 21600 0 21600 21600 0 21600 0 0 Z N"/>
          </draw:custom-shape>
          <draw:connector draw:style-name="gr24" draw:text-style-name="P3" draw:layer="layout" draw:type="line" svg:x1="16.844cm" svg:y1="19.049cm" svg:x2="16.844cm" svg:y2="19.299cm" draw:start-shape="id13" draw:start-glue-point="16" draw:end-shape="id13" draw:end-glue-point="17" svg:d="M16844 19049v250" svg:viewBox="0 0 1 251">
            <text:p/>
          </draw:connector>
        </draw:g>
        <draw:connector draw:style-name="gr25" draw:text-style-name="P7" draw:layer="layout" draw:line-skew="2.601cm" svg:x1="9.463cm" svg:y1="15.016cm" svg:x2="6.099cm" svg:y2="12.3cm" draw:end-shape="id6" draw:end-glue-point="7" svg:d="M9463 15016v-616h-3364v-2100" svg:viewBox="0 0 3365 2717">
          <text:p text:style-name="P6">Event </text:p>
          <text:p text:style-name="P6">interface</text:p>
        </draw:connector>
        <draw:connector draw:style-name="gr26" draw:text-style-name="P5" draw:layer="layout" svg:x1="4.4cm" svg:y1="10.7cm" svg:x2="6.099cm" svg:y2="12.3cm" draw:start-shape="id5" draw:start-glue-point="12" draw:end-shape="id6" draw:end-glue-point="7" svg:d="M4400 10700v813h1699v787" svg:viewBox="0 0 1700 1601">
          <text:p text:style-name="P10"><text:span text:style-name="T6"/></text:p>
        </draw:connector>
        <draw:connector draw:style-name="gr27" draw:text-style-name="P5" draw:layer="layout" svg:x1="15.05cm" svg:y1="15cm" svg:x2="14.02cm" svg:y2="12.924cm" draw:start-shape="id12" draw:start-glue-point="11" draw:end-shape="id14" draw:end-glue-point="3" svg:d="M15050 15000v-1051h-1030v-1025" svg:viewBox="0 0 1031 2077">
          <text:p text:style-name="P10"><text:span text:style-name="T6"/></text:p>
          <text:p text:style-name="P10"><text:span text:style-name="T6"/></text:p>
          <text:p text:style-name="P10"><text:span text:style-name="T6">SpotCon_in</text:span></text:p>
        </draw:connector>
        <draw:connector draw:style-name="gr28" draw:text-style-name="P7" xml:id="id14" draw:id="id14" draw:layer="layout" draw:line-skew="-0.776cm" svg:x1="5.15cm" svg:y1="10.7cm" svg:x2="14.02cm" svg:y2="12.924cm" draw:start-shape="id5" draw:start-glue-point="13" svg:d="M5150 10700v600h8870v1624" svg:viewBox="0 0 8871 2225">
          <text:p/>
        </draw:connector>
        <draw:connector draw:style-name="gr29" draw:text-style-name="P7" xml:id="id16" draw:id="id16" draw:layer="layout" draw:type="line" svg:x1="15.064cm" svg:y1="18.772cm" svg:x2="15.041cm" svg:y2="17.705cm" draw:start-shape="id15" draw:start-glue-point="6" svg:d="M15064 18772l-23-1067" svg:viewBox="0 0 24 1068">
          <text:p/>
        </draw:connector>
        <draw:connector draw:style-name="gr30" draw:text-style-name="P5" draw:layer="layout" draw:type="line" svg:x1="15.05cm" svg:y1="17cm" svg:x2="15.041cm" svg:y2="17.705cm" draw:start-shape="id12" draw:start-glue-point="6" draw:end-shape="id16" draw:end-glue-point="3" svg:d="M15050 17000l-9 705" svg:viewBox="0 0 10 706">
          <text:p text:style-name="P10"><text:span text:style-name="T6"/></text:p>
        </draw:connector>
        <draw:frame draw:style-name="gr31" draw:text-style-name="P11" draw:layer="layout" svg:width="2.9cm" svg:height="1cm" svg:x="15.1cm" svg:y="18cm">
          <draw:text-box>
            <text:p><text:span text:style-name="T7">DigiAMP</text:span></text:p>
          </draw:text-box>
        </draw:frame>
        <draw:custom-shape draw:style-name="gr32" draw:text-style-name="P12" draw:layer="layout" svg:width="10.5cm" svg:height="4.5cm" svg:x="1.7cm" svg:y="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 xml:id="id19" draw:id="id19" draw:layer="layout" svg:width="4.5cm" svg:height="1.1cm" svg:x="4.2cm" svg:y="18.3cm">
          <text:p text:style-name="P4">Sock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8" draw:id="id18">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34" draw:text-style-name="P2" xml:id="id17" draw:id="id17" draw:layer="layout" svg:width="3.75cm" svg:height="2cm" svg:x="5cm" svg:y="21.1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Oradio Control</text:span></text:p>
            <draw:enhanced-geometry svg:viewBox="0 0 21600 21600" draw:type="rectangle" draw:enhanced-path="M 0 0 L 21600 0 21600 21600 0 21600 0 0 Z N"/>
          </draw:custom-shape>
          <draw:connector draw:style-name="gr35" draw:text-style-name="P3" draw:layer="layout" draw:type="line" svg:x1="8.28cm" svg:y1="21.377cm" svg:x2="8.28cm" svg:y2="21.627cm" draw:start-shape="id17" draw:start-glue-point="16" draw:end-shape="id17" draw:end-glue-point="17" svg:d="M8280 21377v250" svg:viewBox="0 0 1 251">
            <text:p/>
          </draw:connector>
        </draw:g>
        <draw:connector draw:style-name="gr36" draw:text-style-name="P7" xml:id="id20" draw:id="id20" draw:layer="layout" draw:type="line" svg:x1="6.5cm" svg:y1="21.1cm" svg:x2="6.475cm" svg:y2="20.171cm" draw:start-shape="id18" draw:start-glue-point="6" svg:d="M6500 21100l-25-929" svg:viewBox="0 0 26 930">
          <text:p/>
        </draw:connector>
        <draw:connector draw:style-name="gr37" draw:text-style-name="P5" draw:layer="layout" draw:type="line" svg:x1="6.45cm" svg:y1="19.4cm" svg:x2="6.475cm" svg:y2="20.171cm" draw:start-shape="id19" draw:start-glue-point="2" draw:end-shape="id20" draw:end-glue-point="3" svg:d="M6450 19400l25 771" svg:viewBox="0 0 26 772">
          <text:p text:style-name="P10"><text:span text:style-name="T6"/></text:p>
        </draw:connector>
        <draw:frame draw:style-name="gr38" draw:text-style-name="P11" draw:layer="layout" svg:width="1.7cm" svg:height="0.763cm" svg:x="7.1cm" svg:y="19.9cm">
          <draw:text-box>
            <text:p><text:span text:style-name="T7">TCP</text:span></text:p>
          </draw:text-box>
        </draw:frame>
        <draw:frame draw:style-name="gr39" draw:text-style-name="P13" draw:layer="layout" svg:width="3.2cm" svg:height="1.2cm" svg:x="9.5cm" svg:y="22.2cm">
          <draw:text-box>
            <text:p>VENV</text:p>
          </draw:text-box>
        </draw:frame>
        <draw:connector draw:style-name="gr40" draw:text-style-name="P7" xml:id="id22" draw:id="id22" draw:layer="layout" draw:type="line" svg:x1="6.45cm" svg:y1="18.3cm" svg:x2="6.724cm" svg:y2="17.556cm" draw:start-shape="id19" draw:start-glue-point="0" svg:d="M6450 18300l274-744" svg:viewBox="0 0 275 745">
          <text:p/>
        </draw:connector>
        <draw:connector draw:style-name="gr41" draw:text-style-name="P5" draw:layer="layout" svg:x1="9.511cm" svg:y1="17.012cm" svg:x2="6.724cm" svg:y2="17.556cm" draw:start-shape="id21" draw:start-glue-point="11" draw:end-shape="id22" draw:end-glue-point="3" svg:d="M9511 17012v544h-2787" svg:viewBox="0 0 2788 545">
          <text:p text:style-name="P10"><text:span text:style-name="T6">TCP</text:span></text:p>
        </draw:connector>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auw_20_gevuld" draw:display-name="Blauw gevuld" draw:style="linear" draw:start-color="#729fcf" draw:end-color="#355269" draw:start-intensity="100%" draw:end-intensity="100%" draw:angle="300" draw:border="0%"/>
    <draw:gradient draw:name="Geel_20_gevuld" draw:display-name="Geel gevuld" draw:style="linear" draw:start-color="#ffde59" draw:end-color="#b47804" draw:start-intensity="100%" draw:end-intensity="100%" draw:angle="300" draw:border="0%"/>
    <draw:gradient draw:name="Gevuld" draw:style="linear" draw:start-color="#ffffff" draw:end-color="#cccccc" draw:start-intensity="100%" draw:end-intensity="100%" draw:angle="300" draw:border="0%"/>
    <draw:gradient draw:name="Groen_20_gevuld" draw:display-name="Groen gevuld" draw:style="linear" draw:start-color="#77bc65" draw:end-color="#127622" draw:start-intensity="100%" draw:end-intensity="100%" draw:angle="300" draw:border="0%"/>
    <draw:gradient draw:name="Rood_20_gevuld" draw:display-name="Rood gevuld" draw:style="linear" draw:start-color="#ff6d6d" draw:end-color="#c9211e" draw:start-intensity="100%" draw:end-intensity="100%" draw:angle="300" draw:border="0%"/>
    <draw:gradient draw:name="Vormen" draw:style="rectangular" draw:cx="50%" draw:cy="50%" draw:start-color="#cccccc" draw:end-color="#ffffff" draw:start-intensity="100%" draw:end-intensity="100%" draw:angle="0" draw:border="0%"/>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omponent" svg:viewBox="0 0 338 419" svg:d="M1 86c1-2 2-3 4-4 1-1 2-1 4-1h55v-72c0-2 0-3 1-4 1-2 2-3 4-4 1-1 2-1 4-1h256c2 0 3 0 5 1 1 1 2 2 3 4 1 1 1 2 1 4v400c0 2 0 3-1 5-1 1-2 2-3 3-2 1-3 1-5 1h-252c-1 1-3 1-4 1-2 0-3 0-4-1-2-1-3-2-4-3-1-2-1-3-1-5v-1-70h-55c-2 0-3 0-4-1-2-1-3-2-4-3-1-2-1-3-1-5v-80c0-2 0-3 1-4 1-2 2-3 4-4 1-1 2-1 4-1h55v-63h-51c-1 1-3 1-4 1-2 0-3 0-4-1-2-1-3-2-4-3-1-2-1-3-1-5v-1-79c0-2 0-3 1-4zM137 81c2 0 3 0 5 1 1 1 2 2 3 4 1 1 1 2 1 4v79 1c0 2 0 3-1 5-1 1-2 2-3 3-2 1-3 1-5 1-1 0-3 0-4-1h-51v63h55c2 0 3 0 5 1 1 1 2 2 3 4 1 1 1 2 1 4v80c0 2 0 3-1 5-1 1-2 2-3 3-2 1-3 1-5 1h-55v61h238v-382h-238v63zM18 99v61h55 55v-61zM128 321v-62h-110v62h5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style:style>
    <style:style style:name="Filled_20_Green" style:display-name="Filled Green" style:family="graphic" style:parent-style-name="Filled">
      <style:graphic-properties draw:fill-gradient-name="Groen_20_gevuld"/>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style:style>
    <style:style style:name="Filled_20_Yellow" style:display-name="Filled Yellow" style:family="graphic" style:parent-style-name="Filled">
      <style:graphic-properties draw:fill-gradient-name="Geel_20_gevuld"/>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5-02-06T12:30:30.647000000</meta:creation-date>
    <dc:date>2025-02-06T14:49:25.071000000</dc:date>
    <meta:editing-duration>PT58M</meta:editing-duration>
    <meta:editing-cycles>7</meta:editing-cycles>
    <meta:generator>LibreOffice/6.4.4.2$Windows_X86_64 LibreOffice_project/3d775be2011f3886db32dfd395a6a6d1ca2630ff</meta:generator>
    <meta:document-statistic meta:object-count="49"/>
  </office:meta>
</office:document-meta>
</file>